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051311B90249DF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text-properties officeooo:rsid="002818bb" officeooo:paragraph-rsid="002818bb"/>
    </style:style>
    <style:style style:name="P22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d18d"/>
    </style:style>
    <style:style style:name="T19" style:family="text">
      <style:text-properties officeooo:rsid="0024f72b"/>
    </style:style>
    <style:style style:name="T20" style:family="text">
      <style:text-properties officeooo:rsid="0025bcf3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c4ff4"/>
    </style:style>
    <style:style style:name="T26" style:family="text">
      <style:text-properties officeooo:rsid="0031e1f4"/>
    </style:style>
    <style:style style:name="T27" style:family="text">
      <style:text-properties officeooo:rsid="0034cd8a"/>
    </style:style>
    <style:style style:name="T28" style:family="text">
      <style:text-properties officeooo:rsid="0038815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sp. zn. </text:span>#4556</text:p>
      <text:p text:style-name="P23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7">Personální odbor</text:span></text:p>
            <text:p text:style-name="P17">z<text:span text:style-name="T16">a</text:span>st<text:span text:style-name="T16">o</text:span>up<text:span text:style-name="T16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2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6">Jméno</text:span>: Zuzana Petrůvová</text:p>
            <text:p text:style-name="P20"><text:span text:style-name="T20">ročník</text:span>: <text:span text:style-name="T19">1993</text:span> <text:s text:c="3"/><text:span text:style-name="T18">bydliště: Nový bor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Krajský koordinátor dobrovolníků pro <text:span text:style-name="T27">Středočeský kraj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8">15</text:span>h <text:span text:style-name="T17">týdně </text:span>(slovy: <text:span text:style-name="T28">patnác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1">DPP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8">6 300</text:span> Kč měsíčně </text:p>
            <text:p text:style-name="P16">• úkolová odměna: až <text:span text:style-name="T25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1">Od 01-07-2017 do 31-12-2017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22">01.07.2017</text:span></text:p>
      <text:p text:style-name="P8">Za zadavatele: <text:tab/><text:tab/><text:tab/>Za dodavatele: </text:p>
      <text:p text:style-name="P10"><text:span text:style-name="T14">Vladislav Tobias Esner</text:span><text:span text:style-name="T15"><text:tab/><text:tab/></text:span><text:span text:style-name="T5">Zuzana Petrůvová</text:span></text:p>
      <text:p text:style-name="P24"/>
      <text:p text:style-name="P8">….................<text:tab/><text:tab/><text:tab/>….................</text:p>
      <text:p text:style-name="P7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51311B90249DFB6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7-17T13:24:47.710389685</dc:date>
    <meta:editing-cycles>118</meta:editing-cycles>
    <meta:editing-duration>P24DT13H27M7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2" meta:paragraph-count="36" meta:word-count="210" meta:character-count="1581" meta:non-whitespace-character-count="1387"/>
    <meta:user-defined meta:name="Informace 1"/>
    <meta:user-defined meta:name="Informace 2"/>
    <meta:user-defined meta:name="Informace 3"/>
    <meta:user-defined meta:name="Informace 4"/>
  </office:meta>
</office:document-meta>
</file>